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0000001A4FE34F3A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T1" style:family="text">
      <style:text-properties fo:font-family="'Times New Roman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frame draw:style-name="gr1" draw:text-style-name="P1" draw:layer="layout" svg:width="15.804cm" svg:height="11.853cm" svg:x="6.137cm" svg:y="4.575cm">
          <draw:image xlink:href="Pictures/1000000000000230000001A4FE34F3AE.png" xlink:type="simple" xlink:show="embed" xlink:actuate="onLoad">
            <text:p/>
          </draw:image>
        </draw:frame>
        <draw:frame draw:style-name="gr2" draw:layer="layout" svg:width="2.5cm" svg:height="0.962cm" svg:x="9.5cm" svg:y="16.538cm">
          <draw:text-box>
            <text:p>15000</text:p>
          </draw:text-box>
        </draw:frame>
        <draw:frame draw:style-name="gr2" draw:layer="layout" svg:width="2.5cm" svg:height="0.962cm" svg:x="15.5cm" svg:y="16.538cm">
          <draw:text-box>
            <text:p>40000</text:p>
          </draw:text-box>
        </draw:frame>
        <draw:line draw:style-name="gr3" draw:text-style-name="P1" draw:layer="layout" svg:x1="11cm" svg:y1="16.5cm" svg:x2="11cm" svg:y2="15.5cm">
          <text:p/>
        </draw:line>
        <draw:line draw:style-name="gr3" draw:text-style-name="P1" draw:layer="layout" svg:x1="16.5cm" svg:y1="16.5cm" svg:x2="16.5cm" svg:y2="15.5cm">
          <text:p/>
        </draw:line>
        <draw:frame draw:style-name="gr2" draw:layer="layout" svg:width="2.5cm" svg:height="0.962cm" svg:x="18.5cm" svg:y="16.538cm">
          <draw:text-box>
            <text:p>54999</text:p>
          </draw:text-box>
        </draw:frame>
        <draw:line draw:style-name="gr3" draw:text-style-name="P1" draw:layer="layout" svg:x1="19.5cm" svg:y1="16.5cm" svg:x2="19.5cm" svg:y2="15.5cm">
          <text:p/>
        </draw:line>
        <draw:frame draw:style-name="gr2" draw:layer="layout" svg:width="1.2cm" svg:height="0.962cm" svg:x="7.9cm" svg:y="16.538cm">
          <draw:text-box>
            <text:p>0</text:p>
          </draw:text-box>
        </draw:frame>
        <draw:line draw:style-name="gr3" draw:text-style-name="P1" draw:layer="layout" svg:x1="8.3cm" svg:y1="16.5cm" svg:x2="8.3cm" svg:y2="15.5cm">
          <text:p/>
        </draw:line>
        <draw:line draw:style-name="gr3" draw:text-style-name="P1" draw:layer="layout" svg:x1="8cm" svg:y1="15.5cm" svg:x2="22.5cm" svg:y2="15.5cm">
          <text:p/>
        </draw:line>
        <draw:frame draw:style-name="gr2" draw:text-style-name="P2" draw:layer="layout" svg:width="1cm" svg:height="1.187cm" svg:x="22.1cm" svg:y="15.6cm">
          <draw:text-box>
            <text:p text:style-name="P2"><text:span text:style-name="T1">k</text:span></text:p>
          </draw:text-box>
        </draw:frame>
        <draw:line draw:style-name="gr3" draw:text-style-name="P1" draw:layer="layout" svg:x1="8cm" svg:y1="15cm" svg:x2="8cm" svg:y2="4cm">
          <text:p/>
        </draw:line>
        <draw:frame draw:style-name="gr2" draw:text-style-name="P2" draw:layer="layout" svg:width="3cm" svg:height="1.187cm" svg:x="8cm" svg:y="3.813cm">
          <draw:text-box>
            <text:p text:style-name="P2"><text:span text:style-name="T1">|X[k]|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sé Luis Lisani</meta:initial-creator>
    <meta:creation-date>2012-06-14T11:30:49</meta:creation-date>
    <dc:date>2012-06-14T11:35:09</dc:date>
    <dc:creator>José Luis Lisani</dc:creator>
    <meta:editing-duration>PT4M21S</meta:editing-duration>
    <meta:editing-cycles>1</meta:editing-cycles>
    <meta:document-statistic meta:object-count="36"/>
    <meta:generator>OpenOffice.org/3.3$Unix OpenOffice.org_project/330m20$Build-9567</meta:generator>
  </office:meta>
</office:document-meta>
</file>